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cccccc" style:font-name="Consolas" fo:font-size="10.5pt" fo:font-weight="normal" fo:background-color="#1f1f1f"/>
    </style:style>
    <style:style style:name="P2" style:family="paragraph" style:parent-style-name="Standard">
      <style:paragraph-properties style:line-height-at-least="0.503cm"/>
      <style:text-properties fo:color="#cccccc" fo:background-color="#1f1f1f"/>
    </style:style>
    <style:style style:name="P3" style:family="paragraph" style:parent-style-name="Standard">
      <style:paragraph-properties style:line-height-at-least="0.503cm"/>
      <style:text-properties fo:color="#d4d4d4" style:font-name="Consolas" fo:font-size="10.5pt" fo:font-weight="normal" fo:background-color="#1f1f1f"/>
    </style:style>
    <style:style style:name="P4" style:family="paragraph" style:parent-style-name="Standard">
      <style:paragraph-properties style:line-height-at-least="0.503cm"/>
      <style:text-properties fo:color="#d4d4d4" fo:background-color="#1f1f1f"/>
    </style:style>
    <style:style style:name="P5" style:family="paragraph" style:parent-style-name="Standard">
      <style:paragraph-properties style:line-height-at-least="0.503cm"/>
    </style:style>
    <style:style style:name="P6" style:family="paragraph" style:parent-style-name="Standard">
      <style:paragraph-properties fo:margin-top="0cm" fo:margin-bottom="0.499cm" loext:contextual-spacing="false" style:line-height-at-least="0.503cm"/>
      <style:text-properties fo:color="#cccccc" style:font-name="Consolas" fo:font-size="10.5pt" fo:font-weight="normal" fo:background-color="#1f1f1f"/>
    </style:style>
    <style:style style:name="P7" style:family="paragraph" style:parent-style-name="Standard">
      <style:paragraph-properties fo:margin-top="0cm" fo:margin-bottom="0.499cm" loext:contextual-spacing="false" style:line-height-at-least="0.503cm"/>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style:font-name="Consolas" fo:font-size="10.5pt" fo:font-weight="normal"/>
    </style:style>
    <style:style style:name="T8" style:family="text">
      <style:text-properties fo:color="#ce9178"/>
    </style:style>
    <style:style style:name="T9" style:family="text">
      <style:text-properties fo:color="#ce9178" style:font-name="Consolas" fo:font-size="10.5pt" fo:font-weight="normal"/>
    </style:style>
    <style:style style:name="T10" style:family="text">
      <style:text-properties fo:color="#d4d4d4"/>
    </style:style>
    <style:style style:name="T11" style:family="text">
      <style:text-properties fo:color="#d4d4d4" style:font-name="Consolas" fo:font-size="10.5pt" fo:font-weight="normal"/>
    </style:style>
    <style:style style:name="T12" style:family="text">
      <style:text-properties fo:color="#b5cea8"/>
    </style:style>
    <style:style style:name="T13" style:family="text">
      <style:text-properties fo:color="#b5cea8" style:font-name="Consolas" fo:font-size="10.5pt" fo:font-weight="normal"/>
    </style:style>
    <style:style style:name="T14" style:family="text">
      <style:text-properties fo:color="#dcdcaa"/>
    </style:style>
    <style:style style:name="T15" style:family="text">
      <style:text-properties fo:color="#dcdcaa" style:font-name="Consolas" fo:font-size="10.5pt" fo:font-weight="normal"/>
    </style:style>
    <style:style style:name="T16" style:family="text">
      <style:text-properties fo:color="#c586c0"/>
    </style:style>
    <style:style style:name="T17" style:family="text">
      <style:text-properties fo:color="#c586c0"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text:span text:style-name="T1">&gt;</text:span></text:p>
      <text:p text:style-name="P2">    <text:span text:style-name="T2">&lt;</text:span><text:span text:style-name="T4">head</text:span><text:span text:style-name="T2">&gt;</text:span></text:p>
      <text:p text:style-name="P2">      <text:span text:style-name="T2">&lt;</text:span><text:span text:style-name="T4">title</text:span><text:span text:style-name="T2">&gt;</text:span><text:span text:style-name="T7">About Ada Urbina</text:span><text:span text:style-name="T2">&lt;/</text:span><text:span text:style-name="T4">title</text:span><text:span text:style-name="T2">&gt;</text:span></text:p>
      <text:p text:style-name="P2">      <text:span text:style-name="T2">&lt;</text:span><text:span text:style-name="T4">link</text:span><text:span text:style-name="T7"> </text:span><text:span text:style-name="T6">rel</text:span><text:span text:style-name="T7">=</text:span><text:span text:style-name="T9">"stylesheet"</text:span><text:span text:style-name="T7"> </text:span><text:span text:style-name="T6">type</text:span><text:span text:style-name="T7">=</text:span><text:span text:style-name="T9">"text/css"</text:span><text:span text:style-name="T7"> </text:span><text:span text:style-name="T6">href</text:span><text:span text:style-name="T7">=</text:span><text:span text:style-name="T9">"../main.css"</text:span><text:span text:style-name="T2">&gt;</text:span></text:p>
      <text:p text:style-name="P2">      <text:span text:style-name="T2">&lt;</text:span><text:span text:style-name="T4">link</text:span><text:span text:style-name="T7"> </text:span><text:span text:style-name="T6">rel</text:span><text:span text:style-name="T7">=</text:span><text:span text:style-name="T9">"stylesheet"</text:span><text:span text:style-name="T7">  </text:span><text:span text:style-name="T6">type</text:span><text:span text:style-name="T7">=</text:span><text:span text:style-name="T9">"text/css"</text:span><text:span text:style-name="T7"> </text:span><text:span text:style-name="T6">href</text:span><text:span text:style-name="T7">=</text:span><text:span text:style-name="T9">"../html/Urbina_spain.css"</text:span><text:span text:style-name="T2">&gt;</text:span></text:p>
      <text:p text:style-name="P2">    <text:span text:style-name="T2">&lt;/</text:span><text:span text:style-name="T4">head</text:span><text:span text:style-name="T2">&gt;</text:span></text:p>
      <text:p text:style-name="P5"/>
      <text:p text:style-name="P2">   <text:span text:style-name="T2">&lt;</text:span><text:span text:style-name="T4">body</text:span><text:span text:style-name="T2">&gt;</text:span></text:p>
      <text:p text:style-name="P2">    <text:span text:style-name="T2">&lt;</text:span><text:span text:style-name="T4">nav</text:span><text:span text:style-name="T2">&gt;</text:span></text:p>
      <text:p text:style-name="P2">        <text:span text:style-name="T2">&lt;</text:span><text:span text:style-name="T4">ul</text:span><text:span text:style-name="T7"> </text:span><text:span text:style-name="T6">class</text:span><text:span text:style-name="T7">=</text:span><text:span text:style-name="T9">"nav.list"</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index.html"</text:span><text:span text:style-name="T2">&gt;</text:span><text:span text:style-name="T7">Homepag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html/Tsartsidis_Homepage.html"</text:span><text:span text:style-name="T7"> </text:span><text:span text:style-name="T6">class</text:span><text:span text:style-name="T7">=</text:span><text:span text:style-name="T9">"nav"</text:span><text:span text:style-name="T2">&gt;</text:span><text:span text:style-name="T7">Greece</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Tsartsidis_AirForces.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Tsartsid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Tsartsidis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Tsartsidis_Special%20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html/Katrin_Homepage.html"</text:span><text:span text:style-name="T7"> </text:span><text:span text:style-name="T6">class</text:span><text:span text:style-name="T7">=</text:span><text:span text:style-name="T9">"nav"</text:span><text:span text:style-name="T2">&gt;</text:span><text:span text:style-name="T7">Bulgar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Katrin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Katrin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Katrin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Katrin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7"/>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html/Chindris_Homepage.html"</text:span><text:span text:style-name="T7"> </text:span><text:span text:style-name="T6">class</text:span><text:span text:style-name="T7">=</text:span><text:span text:style-name="T9">"nav"</text:span><text:span text:style-name="T2">&gt;</text:span><text:span text:style-name="T7">Roman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Chindris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Chindr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Chindris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Chindris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html/Urbina_Homepage.html"</text:span><text:span text:style-name="T7"> </text:span><text:span text:style-name="T6">class</text:span><text:span text:style-name="T7">=</text:span><text:span text:style-name="T9">"nav"</text:span><text:span text:style-name="T2">&gt;</text:span><text:span text:style-name="T7">Spain</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Urbina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Urbina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Urbina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text:soft-page-break/>                    <text:span text:style-name="T2">&lt;</text:span><text:span text:style-name="T4">li</text:span><text:span text:style-name="T2">&gt;&lt;</text:span><text:span text:style-name="T4">a</text:span><text:span text:style-name="T7"> </text:span><text:span text:style-name="T6">href</text:span><text:span text:style-name="T7">=</text:span><text:span text:style-name="T9">"../html/Urbina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href</text:span><text:span text:style-name="T7">=</text:span><text:span text:style-name="T9">"../html/Ouzounis_nato.html"</text:span><text:span text:style-name="T7"> </text:span><text:span text:style-name="T6">class</text:span><text:span text:style-name="T7">=</text:span><text:span text:style-name="T9">"nav"</text:span><text:span text:style-name="T2">&gt;</text:span><text:span text:style-name="T7">NATO</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html/Ouzounis_natoMembers.html"</text:span><text:span text:style-name="T2">&gt;</text:span><text:span text:style-name="T7">Nato Member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lt;</text:span><text:span text:style-name="T4">a</text:span><text:span text:style-name="T7"> </text:span><text:span text:style-name="T6">class</text:span><text:span text:style-name="T7">=</text:span><text:span text:style-name="T9">"nav"</text:span><text:span text:style-name="T7"> </text:span><text:span text:style-name="T6">href</text:span><text:span text:style-name="T7">=</text:span><text:span text:style-name="T9">""</text:span><text:span text:style-name="T2">&gt;</text:span><text:span text:style-name="T7">Students</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Students/Marios.html"</text:span><text:span text:style-name="T2">&gt;</text:span><text:span text:style-name="T7">Marios</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Students/"</text:span><text:span text:style-name="T2">&gt;</text:span><text:span text:style-name="T7">Abraham</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Students/"</text:span><text:span text:style-name="T2">&gt;</text:span><text:span text:style-name="T7">Iulia</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em</text:span><text:span text:style-name="T7"> </text:span><text:span text:style-name="T6">class</text:span><text:span text:style-name="T7">=</text:span><text:span text:style-name="T9">"properpag"</text:span><text:span text:style-name="T2">&gt;</text:span><text:span text:style-name="T7">Ada</text:span><text:span text:style-name="T2">&lt;/</text:span><text:span text:style-name="T4">em</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9">"../Students/"</text:span><text:span text:style-name="T2">&gt;</text:span><text:span text:style-name="T7">Katrin</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popup"</text:span><text:span text:style-name="T2">&gt;</text:span></text:p>
      <text:p text:style-name="P2">                <text:span text:style-name="T2">&lt;</text:span><text:span text:style-name="T4">p</text:span><text:span text:style-name="T7"> </text:span><text:span text:style-name="T6">class</text:span><text:span text:style-name="T7">=</text:span><text:span text:style-name="T9">"time"</text:span><text:span text:style-name="T7"> </text:span><text:span text:style-name="T6">id</text:span><text:span text:style-name="T7">=</text:span><text:span text:style-name="T9">"timer"</text:span><text:span text:style-name="T2">&gt;&lt;/</text:span><text:span text:style-name="T4">p</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nav</text:span><text:span text:style-name="T2">&gt;</text:span></text:p>
      <text:p text:style-name="P2">    <text:span text:style-name="T2">&lt;</text:span><text:span text:style-name="T4">section</text:span><text:span text:style-name="T2">&gt;</text:span></text:p>
      <text:p text:style-name="P2">      <text:span text:style-name="T2">&lt;</text:span><text:span text:style-name="T4">h1</text:span><text:span text:style-name="T7"> </text:span><text:span text:style-name="T6">class</text:span><text:span text:style-name="T7">=</text:span><text:span text:style-name="T9">"articleAboutMe"</text:span><text:span text:style-name="T2">&gt;</text:span><text:span text:style-name="T7">About Ada Urbina</text:span><text:span text:style-name="T2">&lt;/</text:span><text:span text:style-name="T4">h1</text:span><text:span text:style-name="T2">&gt;</text:span></text:p>
      <text:p text:style-name="P2">      <text:span text:style-name="T2">&lt;</text:span><text:span text:style-name="T4">p</text:span><text:span text:style-name="T2">&gt;</text:span><text:span text:style-name="T7">My name is Ada Urbina and the aim of this web page is to help the user to know one of the developers of this web page.</text:span><text:span text:style-name="T2">&lt;</text:span><text:span text:style-name="T4">br</text:span><text:span text:style-name="T2">&gt;</text:span></text:p>
      <text:p text:style-name="P2">        <text:span text:style-name="T2">&lt;</text:span><text:span text:style-name="T4">article</text:span><text:span text:style-name="T7"> </text:span><text:span text:style-name="T6">class</text:span><text:span text:style-name="T7">=</text:span><text:span text:style-name="T9">"articleAboutMe"</text:span><text:span text:style-name="T2">&gt;</text:span></text:p>
      <text:p text:style-name="P2">        <text:span text:style-name="T2">&lt;</text:span><text:span text:style-name="T4">h2</text:span><text:span text:style-name="T2">&gt;</text:span><text:span text:style-name="T7">Story of my life</text:span><text:span text:style-name="T2">&lt;/</text:span><text:span text:style-name="T4">h2</text:span><text:span text:style-name="T2">&gt;</text:span></text:p>
      <text:p text:style-name="P2">      <text:span text:style-name="T7">I was born the 30/06/2005. I'm from Spain; I was born in Madrid but I lived my first 6 years in Asturias, Gijon. Then because of the work of my father we moved to Madrid where the rest of my family lives. There we bought a house in a village called  Arroyomolinos where we stayed for 12 years.</text:span></text:p>
      <text:p text:style-name="P2">     <text:span text:style-name="T7">before moving to Grecce Thessaloniki because of the work of my father again. In Thessaloniki I started the digree of Computer Science in the University of York. </text:span><text:span text:style-name="T2">&lt;</text:span><text:span text:style-name="T4">br</text:span><text:span text:style-name="T2">&gt;</text:span></text:p>
      <text:p text:style-name="P2">    <text:span text:style-name="T7">While living in Madrid my parents gave me the oportunity to have a little sister, called Noelia and born in 2011. Few years later my parents decided to have a puppy called Nymeria; she is a Belgan Sheperd. </text:span><text:span text:style-name="T2">&lt;/</text:span><text:span text:style-name="T4">p</text:span><text:span text:style-name="T2">&gt;</text:span></text:p>
      <text:p text:style-name="P2">    <text:span text:style-name="T2">&lt;/</text:span><text:span text:style-name="T4">article</text:span><text:span text:style-name="T2">&gt;</text:span></text:p>
      <text:p text:style-name="P5"/>
      <text:p text:style-name="P1"><text:span text:style-name="T1">&lt;</text:span><text:span text:style-name="T3">article</text:span> <text:span text:style-name="T5">class</text:span>=<text:span text:style-name="T8">"articleAboutMe"</text:span><text:span text:style-name="T1">&gt;</text:span></text:p>
      <text:p text:style-name="P2">    <text:span text:style-name="T2">&lt;</text:span><text:span text:style-name="T4">h2</text:span><text:span text:style-name="T2">&gt;</text:span><text:span text:style-name="T7">Hobbies</text:span><text:span text:style-name="T2">&lt;/</text:span><text:span text:style-name="T4">h2</text:span><text:span text:style-name="T2">&gt;</text:span></text:p>
      <text:p text:style-name="P2">    <text:span text:style-name="T2">&lt;</text:span><text:span text:style-name="T4">h3</text:span><text:span text:style-name="T2">&gt;</text:span><text:span text:style-name="T7">Sports</text:span><text:span text:style-name="T2">&lt;/</text:span><text:span text:style-name="T4">h3</text:span><text:span text:style-name="T2">&gt;</text:span></text:p>
      <text:p text:style-name="P2">    <text:span text:style-name="T2">&lt;</text:span><text:span text:style-name="T4">p</text:span><text:span text:style-name="T2">&gt;</text:span></text:p>
      <text:p text:style-name="P2">        <text:span text:style-name="T7">I am a very active person, and since I was little I have been practicing sports. I started Karate when I was 3-4 until 6-5 years old, then in Madrid I could not find any karate School that had the same moral as the one in Asturias, so I swiched to</text:span></text:p>
      <text:p text:style-name="P2"><text:soft-page-break/>        <text:span text:style-name="T7">swimming and horse riding; swimming did not go very well and i just stayed for 3 years, but i keept doing horse riding for 12 years. In horse riding I did all the different disciplines. My last years riding horses were dedicated to </text:span><text:span text:style-name="T2">&lt;</text:span><text:span text:style-name="T4">a</text:span><text:span text:style-name="T7"> </text:span><text:span text:style-name="T6">href</text:span><text:span text:style-name="T7">=</text:span><text:span text:style-name="T9">"https://youtu.be/ynoBpwhl2fQ?si=ijiRl0-Nvu_YR_68"</text:span><text:span text:style-name="T2">&gt;</text:span><text:span text:style-name="T7"> Horseball</text:span><text:span text:style-name="T2">&lt;/</text:span><text:span text:style-name="T4">a</text:span><text:span text:style-name="T2">&gt;</text:span><text:span text:style-name="T7">; until my team ended wining the Horseball ChampionShip.</text:span></text:p>
      <text:p text:style-name="P2">        <text:span text:style-name="T7">When I left Swimming i tried for one semester Climbing, but I did not like it; so i switched to Boxing the sport that now a days I actually keep doing.</text:span></text:p>
      <text:p text:style-name="P2">        <text:span text:style-name="T7">Now a days apart from boxing; I also go to the gym</text:span></text:p>
      <text:p text:style-name="P2">    <text:span text:style-name="T2">&lt;/</text:span><text:span text:style-name="T4">p</text:span><text:span text:style-name="T2">&gt;</text:span></text:p>
      <text:p text:style-name="P2">    <text:span text:style-name="T2">&lt;</text:span><text:span text:style-name="T4">div</text:span><text:span text:style-name="T2">&gt;</text:span></text:p>
      <text:p text:style-name="P2">    <text:span text:style-name="T2">&lt;</text:span><text:span text:style-name="T4">ul</text:span><text:span text:style-name="T7"> </text:span><text:span text:style-name="T6">style</text:span><text:span text:style-name="T7">=</text:span><text:span text:style-name="T9">"list-style-type: none;"</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7"> </text:span><text:span text:style-name="T6">id</text:span><text:span text:style-name="T7">=</text:span><text:span text:style-name="T9">"sports"</text:span><text:span text:style-name="T2">&gt;</text:span></text:p>
      <text:p text:style-name="P2">                <text:span text:style-name="T2">&lt;</text:span><text:span text:style-name="T4">li</text:span><text:span text:style-name="T2">&gt;&lt;</text:span><text:span text:style-name="T4">img</text:span><text:span text:style-name="T7"> </text:span><text:span text:style-name="T6">src</text:span><text:span text:style-name="T7">=</text:span><text:span text:style-name="T9">"../Photos/horseball1.jpg"</text:span><text:span text:style-name="T7"> </text:span><text:span text:style-name="T6">class</text:span><text:span text:style-name="T7">=</text:span><text:span text:style-name="T9">"sportsImg"</text:span><text:span text:style-name="T2">&gt;&lt;/</text:span><text:span text:style-name="T4">li</text:span><text:span text:style-name="T2">&gt;</text:span></text:p>
      <text:p text:style-name="P2">                <text:span text:style-name="T2">&lt;</text:span><text:span text:style-name="T4">li</text:span><text:span text:style-name="T2">&gt;&lt;</text:span><text:span text:style-name="T4">div</text:span><text:span text:style-name="T2">&gt;&lt;</text:span><text:span text:style-name="T4">video</text:span><text:span text:style-name="T7"> </text:span><text:span text:style-name="T6">width</text:span><text:span text:style-name="T7">=</text:span><text:span text:style-name="T9">"640"</text:span><text:span text:style-name="T7"> </text:span><text:span text:style-name="T6">height</text:span><text:span text:style-name="T7">=</text:span><text:span text:style-name="T9">"360"</text:span><text:span text:style-name="T7"> </text:span><text:span text:style-name="T6">controls</text:span><text:span text:style-name="T7"> </text:span><text:span text:style-name="T6">class</text:span><text:span text:style-name="T7">=</text:span><text:span text:style-name="T9">"videos"</text:span><text:span text:style-name="T2">&gt;</text:span></text:p>
      <text:p text:style-name="P2">                    <text:span text:style-name="T2">&lt;</text:span><text:span text:style-name="T4">source</text:span><text:span text:style-name="T7"> </text:span><text:span text:style-name="T6">src</text:span><text:span text:style-name="T7">=</text:span><text:span text:style-name="T9">"../Photos/horseball3.mp4"</text:span><text:span text:style-name="T7"> </text:span><text:span text:style-name="T6">type</text:span><text:span text:style-name="T7">=</text:span><text:span text:style-name="T9">"video/mp4"</text:span><text:span text:style-name="T2">&gt;</text:span></text:p>
      <text:p text:style-name="P2">                  <text:span text:style-name="T2">&lt;/</text:span><text:span text:style-name="T4">video</text:span><text:span text:style-name="T2">&gt;&lt;/</text:span><text:span text:style-name="T4">div</text:span><text:span text:style-name="T2">&gt;&lt;/</text:span><text:span text:style-name="T4">li</text:span><text:span text:style-name="T2">&gt;</text:span></text:p>
      <text:p text:style-name="P2">                <text:span text:style-name="T2">&lt;</text:span><text:span text:style-name="T4">li</text:span><text:span text:style-name="T2">&gt;&lt;</text:span><text:span text:style-name="T4">div</text:span><text:span text:style-name="T2">&gt;&lt;</text:span><text:span text:style-name="T4">video</text:span><text:span text:style-name="T7"> </text:span><text:span text:style-name="T6">width</text:span><text:span text:style-name="T7">=</text:span><text:span text:style-name="T9">"auto"</text:span><text:span text:style-name="T7"> </text:span><text:span text:style-name="T6">height</text:span><text:span text:style-name="T7">=</text:span><text:span text:style-name="T9">"auto"</text:span><text:span text:style-name="T7"> </text:span><text:span text:style-name="T6">controls</text:span><text:span text:style-name="T7"> </text:span><text:span text:style-name="T6">class</text:span><text:span text:style-name="T7">=</text:span><text:span text:style-name="T9">"videos"</text:span><text:span text:style-name="T2">&gt;</text:span><text:span text:style-name="T7"> </text:span></text:p>
      <text:p text:style-name="P2">                    <text:span text:style-name="T2">&lt;</text:span><text:span text:style-name="T4">source</text:span><text:span text:style-name="T7"> </text:span><text:span text:style-name="T6">src</text:span><text:span text:style-name="T7">=</text:span><text:span text:style-name="T9">"../Photos/boxeo.mp4"</text:span><text:span text:style-name="T7"> </text:span><text:span text:style-name="T6">type</text:span><text:span text:style-name="T7">=</text:span><text:span text:style-name="T9">"video/mp4"</text:span><text:span text:style-name="T2">&gt;</text:span></text:p>
      <text:p text:style-name="P2">                  <text:span text:style-name="T2">&lt;/</text:span><text:span text:style-name="T4">video</text:span><text:span text:style-name="T2">&gt;&lt;/</text:span><text:span text:style-name="T4">div</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div</text:span><text:span text:style-name="T2">&gt;</text:span></text:p>
      <text:p text:style-name="P2">   <text:span text:style-name="T2">&lt;</text:span><text:span text:style-name="T4">p</text:span><text:span text:style-name="T2">&gt;</text:span></text:p>
      <text:p text:style-name="P2">    <text:span text:style-name="T7">My hobbies are mostly related with going to the mountain; I love it and also pass time there, with friends or alone. </text:span><text:span text:style-name="T2">&lt;</text:span><text:span text:style-name="T4">br</text:span><text:span text:style-name="T2">&gt;</text:span></text:p>
      <text:p text:style-name="P2">    <text:span text:style-name="T7">I love to go camping with a tent and sleep there even if its cold. My love for the mountain comes because I am Scout since I was 6 years old, and they took me to the mountains to live this types of experiences since then. </text:span><text:span text:style-name="T2">&lt;</text:span><text:span text:style-name="T4">br</text:span><text:span text:style-name="T2">&gt;</text:span></text:p>
      <text:p text:style-name="P2">    <text:span text:style-name="T7">Writting about scouts and camping I can't forget about the scouts Summer camps, all the year is a countdown to the 15 of july. </text:span><text:span text:style-name="T2">&lt;</text:span><text:span text:style-name="T4">br</text:span><text:span text:style-name="T2">&gt;</text:span></text:p>
      <text:p text:style-name="P2">    <text:span text:style-name="T2">&lt;/</text:span><text:span text:style-name="T4">p</text:span><text:span text:style-name="T2">&gt;</text:span></text:p>
      <text:p text:style-name="P2">    <text:span text:style-name="T2">&lt;</text:span><text:span text:style-name="T4">a</text:span><text:span text:style-name="T7"> </text:span><text:span text:style-name="T6">id</text:span><text:span text:style-name="T7">=</text:span><text:span text:style-name="T9">"previous"</text:span><text:span text:style-name="T2">&gt;</text:span><text:span text:style-name="T4">&amp;lt;</text:span><text:span text:style-name="T2">&lt;/</text:span><text:span text:style-name="T4">a</text:span><text:span text:style-name="T2">&gt;</text:span></text:p>
      <text:p text:style-name="P2">    <text:span text:style-name="T2">&lt;</text:span><text:span text:style-name="T4">a</text:span><text:span text:style-name="T7"> </text:span><text:span text:style-name="T6">id</text:span><text:span text:style-name="T7">=</text:span><text:span text:style-name="T9">"next"</text:span><text:span text:style-name="T2">&gt;</text:span><text:span text:style-name="T4">&amp;gt;</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9">"passed"</text:span><text:span text:style-name="T2">&gt;</text:span></text:p>
      <text:p text:style-name="P2">        <text:span text:style-name="T2">&lt;</text:span><text:span text:style-name="T4">li</text:span><text:span text:style-name="T7"> </text:span><text:span text:style-name="T6">class</text:span><text:span text:style-name="T7">=</text:span><text:span text:style-name="T9">"changeImg"</text:span><text:span text:style-name="T2">&gt;&lt;</text:span><text:span text:style-name="T4">img</text:span><text:span text:style-name="T7"> </text:span><text:span text:style-name="T6">src</text:span><text:span text:style-name="T7">=</text:span><text:span text:style-name="T9">"../Photos/scouts1.jpg"</text:span><text:span text:style-name="T7"> </text:span><text:span text:style-name="T6">class</text:span><text:span text:style-name="T7">=</text:span><text:span text:style-name="T9">"scouts"</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changeImg"</text:span><text:span text:style-name="T2">&gt;&lt;</text:span><text:span text:style-name="T4">img</text:span><text:span text:style-name="T7"> </text:span><text:span text:style-name="T6">src</text:span><text:span text:style-name="T7">=</text:span><text:span text:style-name="T9">"../Photos/scouts2.jpg"</text:span><text:span text:style-name="T7"> </text:span><text:span text:style-name="T6">class</text:span><text:span text:style-name="T7">=</text:span><text:span text:style-name="T9">"scouts"</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changeImg"</text:span><text:span text:style-name="T2">&gt;&lt;</text:span><text:span text:style-name="T4">img</text:span><text:span text:style-name="T7"> </text:span><text:span text:style-name="T6">src</text:span><text:span text:style-name="T7">=</text:span><text:span text:style-name="T9">"../Photos/scouts3.jpg"</text:span><text:span text:style-name="T7"> </text:span><text:span text:style-name="T6">class</text:span><text:span text:style-name="T7">=</text:span><text:span text:style-name="T9">"scouts"</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9">"changeImg"</text:span><text:span text:style-name="T2">&gt;&lt;</text:span><text:span text:style-name="T4">img</text:span><text:span text:style-name="T7"> </text:span><text:span text:style-name="T6">src</text:span><text:span text:style-name="T7">=</text:span><text:span text:style-name="T9">"../Photos/scouts4.jpg"</text:span><text:span text:style-name="T7"> </text:span><text:span text:style-name="T6">class</text:span><text:span text:style-name="T7">=</text:span><text:span text:style-name="T9">"scouts"</text:span><text:span text:style-name="T2">&gt;&lt;/</text:span><text:span text:style-name="T4">li</text:span><text:span text:style-name="T2">&gt;</text:span></text:p>
      <text:p text:style-name="P2">    <text:span text:style-name="T2">&lt;/</text:span><text:span text:style-name="T4">ul</text:span><text:span text:style-name="T2">&gt;</text:span></text:p>
      <text:p text:style-name="P2">    </text:p>
      <text:p text:style-name="P5"/>
      <text:p text:style-name="P1"><text:span text:style-name="T1">&lt;/</text:span><text:span text:style-name="T3">article</text:span><text:span text:style-name="T1">&gt;</text:span></text:p>
      <text:p text:style-name="P5"/>
      <text:p text:style-name="P1"><text:span text:style-name="T1">&lt;</text:span><text:span text:style-name="T3">article</text:span> <text:span text:style-name="T5">class</text:span>=<text:span text:style-name="T8">"articleAboutMe"</text:span><text:span text:style-name="T1">&gt;</text:span></text:p>
      <text:p text:style-name="P1"><text:span text:style-name="T1">&lt;</text:span><text:span text:style-name="T3">h2</text:span><text:span text:style-name="T1">&gt;</text:span>Contributions<text:span text:style-name="T1">&lt;/</text:span><text:span text:style-name="T3">h2</text:span><text:span text:style-name="T1">&gt;</text:span></text:p>
      <text:p text:style-name="P1"><text:soft-page-break/><text:span text:style-name="T1">&lt;</text:span><text:span text:style-name="T3">p</text:span><text:span text:style-name="T1">&gt;</text:span>For this project I was responsible of all the webpages related with Spain, that includes; Spanish army, Spanish navy, Spanish special Forces, Spanish Air Forces, and the Spanish homepage.</text:p>
      <text:p text:style-name="P2">    <text:span text:style-name="T7">For all the pages I tried it to be interactive and mostly visual, that is why i chosse two main colors that are:</text:span></text:p>
      <text:p text:style-name="P1"><text:span text:style-name="T1">&lt;/</text:span><text:span text:style-name="T3">p</text:span><text:span text:style-name="T1">&gt;</text:span></text:p>
      <text:p text:style-name="P1"><text:span text:style-name="T1">&lt;</text:span><text:span text:style-name="T3">div</text:span> <text:span text:style-name="T5">class</text:span>=<text:span text:style-name="T8">"square"</text:span> <text:span text:style-name="T5">id</text:span>=<text:span text:style-name="T8">"color1"</text:span><text:span text:style-name="T1">&gt;&lt;/</text:span><text:span text:style-name="T3">div</text:span><text:span text:style-name="T1">&gt;</text:span></text:p>
      <text:p text:style-name="P1"><text:span text:style-name="T1">&lt;</text:span><text:span text:style-name="T3">div</text:span> <text:span text:style-name="T5">class</text:span>=<text:span text:style-name="T8">"square"</text:span> <text:span text:style-name="T5">id</text:span>=<text:span text:style-name="T8">"color2"</text:span><text:span text:style-name="T1">&gt;&lt;/</text:span><text:span text:style-name="T3">div</text:span><text:span text:style-name="T1">&gt;</text:span></text:p>
      <text:p text:style-name="P6"><text:line-break/></text:p>
      <text:p text:style-name="P1"><text:span text:style-name="T1">&lt;</text:span><text:span text:style-name="T3">h3</text:span><text:span text:style-name="T1">&gt;</text:span>Home page<text:span text:style-name="T1">&lt;/</text:span><text:span text:style-name="T3">h3</text:span><text:span text:style-name="T1">&gt;</text:span></text:p>
      <text:p text:style-name="P1"><text:span text:style-name="T1">&lt;</text:span><text:span text:style-name="T3">p</text:span><text:span text:style-name="T1">&gt;</text:span></text:p>
      <text:p text:style-name="P2">    <text:span text:style-name="T7">The intention is mostly for the user to know the different academys through moving photos, and an interactive map that when you click in one of the pins it goes up to the name of the force.</text:span></text:p>
      <text:p text:style-name="P1"><text:span text:style-name="T1">&lt;/</text:span><text:span text:style-name="T3">p</text:span><text:span text:style-name="T1">&gt;</text:span></text:p>
      <text:p text:style-name="P5"/>
      <text:p text:style-name="P1"><text:span text:style-name="T1">&lt;</text:span><text:span text:style-name="T3">h3</text:span><text:span text:style-name="T1">&gt;</text:span>Different Forces<text:span text:style-name="T1">&lt;/</text:span><text:span text:style-name="T3">h3</text:span><text:span text:style-name="T1">&gt;</text:span></text:p>
      <text:p text:style-name="P1"><text:span text:style-name="T1">&lt;</text:span><text:span text:style-name="T3">p</text:span><text:span text:style-name="T1">&gt;</text:span></text:p>
      <text:p text:style-name="P2">    <text:span text:style-name="T7">The idea is the same, is through visual content understand better the differnt forces; in this case we started with interactive list that matches the rank with it's correspondent distintive; its followed by </text:span></text:p>
      <text:p text:style-name="P2">    <text:span text:style-name="T7">several tables full fill with the name of the materials that each force uses, and when you pass the mouse over the word you can find how that material looks like.</text:span><text:span text:style-name="T2">&lt;</text:span><text:span text:style-name="T4">br</text:span><text:span text:style-name="T2">&gt;</text:span></text:p>
      <text:p text:style-name="P2">    <text:span text:style-name="T7">Aside this table I puted some news related witht the force that is being seen. </text:span><text:span text:style-name="T2">&lt;</text:span><text:span text:style-name="T4">br</text:span><text:span text:style-name="T2">&gt;</text:span></text:p>
      <text:p text:style-name="P2">    <text:span text:style-name="T7">Under all the material we can find the information about how to get in. It is explained for all the ranks that you can acced. I am using buttons to make the webpage shorter; so when you clik on the button the information popup. </text:span><text:span text:style-name="T2">&lt;</text:span><text:span text:style-name="T4">br</text:span><text:span text:style-name="T2">&gt;</text:span></text:p>
      <text:p text:style-name="P2">    <text:span text:style-name="T7">For the last part we have for links to the rest of he forces; and you can notice in wich one you are gettin in because it makes it blush when you pass the mouse over it.</text:span></text:p>
      <text:p text:style-name="P1"><text:span text:style-name="T1">&lt;/</text:span><text:span text:style-name="T3">p</text:span><text:span text:style-name="T1">&gt;</text:span></text:p>
      <text:p text:style-name="P1"><text:span text:style-name="T1">&lt;/</text:span><text:span text:style-name="T3">div</text:span><text:span text:style-name="T1">&gt;</text:span></text:p>
      <text:p text:style-name="P1"><text:span text:style-name="T1">&lt;/</text:span><text:span text:style-name="T3">article</text:span><text:span text:style-name="T1">&gt;</text:span></text:p>
      <text:p text:style-name="P2">    <text:span text:style-name="T2">&lt;/</text:span><text:span text:style-name="T4">section</text:span><text:span text:style-name="T2">&gt;</text:span></text:p>
      <text:p text:style-name="P5"/>
      <text:p text:style-name="P2">    <text:span text:style-name="T2">&lt;</text:span><text:span text:style-name="T4">footer</text:span><text:span text:style-name="T2">&gt;</text:span></text:p>
      <text:p text:style-name="P2">      <text:span text:style-name="T2">&lt;</text:span><text:span text:style-name="T4">p</text:span><text:span text:style-name="T2">&gt;</text:span></text:p>
      <text:p text:style-name="P2">        <text:span text:style-name="T7">You can contact me:</text:span><text:span text:style-name="T2">&lt;/</text:span><text:span text:style-name="T4">p</text:span><text:span text:style-name="T2">&gt;</text:span></text:p>
      <text:p text:style-name="P2">   <text:span text:style-name="T2">&lt;</text:span><text:span text:style-name="T4">p</text:span><text:span text:style-name="T2">&gt;</text:span></text:p>
      <text:p text:style-name="P2">      <text:span text:style-name="T2">&lt;</text:span><text:span text:style-name="T4">a</text:span><text:span text:style-name="T7"> </text:span><text:span text:style-name="T6">href</text:span><text:span text:style-name="T7">=</text:span><text:span text:style-name="T9">mailto:aurbina@york.citycollege.eu</text:span><text:span text:style-name="T2">&gt;&lt;</text:span><text:span text:style-name="T4">img</text:span><text:span text:style-name="T7"> </text:span><text:span text:style-name="T6">class</text:span><text:span text:style-name="T7">=</text:span><text:span text:style-name="T9">"footImg"</text:span><text:span text:style-name="T7"> </text:span><text:span text:style-name="T6">src</text:span><text:span text:style-name="T7">=</text:span><text:span text:style-name="T9">"../Photos/mail.jpg"</text:span><text:span text:style-name="T2">&gt;&lt;/</text:span><text:span text:style-name="T4">a</text:span><text:span text:style-name="T2">&gt;</text:span></text:p>
      <text:p text:style-name="P2">      <text:span text:style-name="T2">&lt;</text:span><text:span text:style-name="T4">a</text:span><text:span text:style-name="T7"> </text:span><text:span text:style-name="T6">href</text:span><text:span text:style-name="T7">=</text:span><text:span text:style-name="T9">"https://www.instagram.com/_adaa425/"</text:span><text:span text:style-name="T2">&gt;</text:span><text:span text:style-name="T7"> </text:span><text:span text:style-name="T2">&lt;</text:span><text:span text:style-name="T4">img</text:span><text:span text:style-name="T7"> </text:span><text:span text:style-name="T6">class</text:span><text:span text:style-name="T7">=</text:span><text:span text:style-name="T9">"footImg"</text:span><text:span text:style-name="T7"> </text:span><text:span text:style-name="T6">src</text:span><text:span text:style-name="T7">=</text:span><text:span text:style-name="T9">"../Photos/Insta.jpg"</text:span><text:span text:style-name="T2">&gt;&lt;/</text:span><text:span text:style-name="T4">a</text:span><text:span text:style-name="T2">&gt;</text:span><text:span text:style-name="T7">   </text:span></text:p>
      <text:p text:style-name="P2">      <text:span text:style-name="T2">&lt;</text:span><text:span text:style-name="T4">a</text:span><text:span text:style-name="T7"> </text:span><text:span text:style-name="T6">href</text:span><text:span text:style-name="T7">=</text:span><text:span text:style-name="T9">"https://www.facebook.com/profile.php?id=61552837576231"</text:span><text:span text:style-name="T2">&gt;</text:span><text:span text:style-name="T7"> </text:span><text:span text:style-name="T2">&lt;</text:span><text:span text:style-name="T4">img</text:span><text:span text:style-name="T7"> </text:span><text:span text:style-name="T6">class</text:span><text:span text:style-name="T7">=</text:span><text:span text:style-name="T9">"footImg"</text:span><text:span text:style-name="T7"> </text:span><text:span text:style-name="T6">src</text:span><text:span text:style-name="T7">=</text:span><text:span text:style-name="T9">"../Photos/facebook.jpg"</text:span><text:span text:style-name="T2">&gt;&lt;/</text:span><text:span text:style-name="T4">a</text:span><text:span text:style-name="T2">&gt;</text:span><text:span text:style-name="T7"> </text:span></text:p>
      <text:p text:style-name="P2">   <text:span text:style-name="T2">&lt;/</text:span><text:span text:style-name="T4">p</text:span><text:span text:style-name="T2">&gt;</text:span></text:p>
      <text:p text:style-name="P2"><text:soft-page-break/>    <text:span text:style-name="T2">&lt;/</text:span><text:span text:style-name="T4">footer</text:span><text:span text:style-name="T2">&gt;</text:span></text:p>
      <text:p text:style-name="P5"/>
      <text:p text:style-name="P2">    <text:span text:style-name="T2">&lt;</text:span><text:span text:style-name="T4">script</text:span><text:span text:style-name="T2">&gt;</text:span></text:p>
      <text:p text:style-name="P2"><text:span text:style-name="T10">      </text:span><text:span text:style-name="T4">var</text:span><text:span text:style-name="T11"> </text:span><text:span text:style-name="T6">showImg</text:span><text:span text:style-name="T11"> = </text:span><text:span text:style-name="T13">0</text:span><text:span text:style-name="T11">;</text:span></text:p>
      <text:p text:style-name="P1"><text:span text:style-name="T3">var</text:span><text:span text:style-name="T10"> </text:span><text:span text:style-name="T5">changeImg</text:span><text:span text:style-name="T10"> = </text:span><text:span text:style-name="T5">document</text:span><text:span text:style-name="T10">.</text:span><text:span text:style-name="T14">getElementsByClassName</text:span><text:span text:style-name="T10">(</text:span><text:span text:style-name="T8">"changeImg"</text:span><text:span text:style-name="T10">);</text:span></text:p>
      <text:p text:style-name="P5"/>
      <text:p text:style-name="P1"><text:span text:style-name="T16">for</text:span><text:span text:style-name="T10"> (</text:span><text:span text:style-name="T3">var</text:span><text:span text:style-name="T10"> </text:span><text:span text:style-name="T5">i</text:span><text:span text:style-name="T10"> = </text:span><text:span text:style-name="T12">0</text:span><text:span text:style-name="T10">; </text:span><text:span text:style-name="T5">i</text:span><text:span text:style-name="T10"> &lt; </text:span><text:span text:style-name="T5">changeImg</text:span><text:span text:style-name="T10">.</text:span><text:span text:style-name="T5">length</text:span><text:span text:style-name="T10">; </text:span><text:span text:style-name="T5">i</text:span><text:span text:style-name="T10">++) {</text:span></text:p>
      <text:p text:style-name="P2"><text:span text:style-name="T10">    </text:span><text:span text:style-name="T6">console</text:span><text:span text:style-name="T11">.</text:span><text:span text:style-name="T15">log</text:span><text:span text:style-name="T11">(</text:span><text:span text:style-name="T6">changeImg</text:span><text:span text:style-name="T11">[</text:span><text:span text:style-name="T6">i</text:span><text:span text:style-name="T11">].</text:span><text:span text:style-name="T6">innerHTML</text:span><text:span text:style-name="T11">);</text:span></text:p>
      <text:p text:style-name="P2"><text:span text:style-name="T10">    </text:span><text:span text:style-name="T6">changeImg</text:span><text:span text:style-name="T11">[</text:span><text:span text:style-name="T6">i</text:span><text:span text:style-name="T11">].</text:span><text:span text:style-name="T6">style</text:span><text:span text:style-name="T11">.</text:span><text:span text:style-name="T6">display</text:span><text:span text:style-name="T11"> = </text:span><text:span text:style-name="T9">"none"</text:span><text:span text:style-name="T11">;</text:span></text:p>
      <text:p text:style-name="P3">}</text:p>
      <text:p text:style-name="P5"/>
      <text:p text:style-name="P1"><text:span text:style-name="T5">changeImg</text:span><text:span text:style-name="T10">[</text:span><text:span text:style-name="T5">showImg</text:span><text:span text:style-name="T10">].</text:span><text:span text:style-name="T5">style</text:span><text:span text:style-name="T10">.</text:span><text:span text:style-name="T5">display</text:span><text:span text:style-name="T10"> = </text:span><text:span text:style-name="T8">"block"</text:span><text:span text:style-name="T10">;</text:span></text:p>
      <text:p text:style-name="P5"/>
      <text:p text:style-name="P1"><text:span text:style-name="T3">var</text:span><text:span text:style-name="T10"> </text:span><text:span text:style-name="T14">previousImg</text:span><text:span text:style-name="T10"> = </text:span><text:span text:style-name="T3">function</text:span><text:span text:style-name="T10"> () {</text:span></text:p>
      <text:p text:style-name="P2"><text:span text:style-name="T10">    </text:span><text:span text:style-name="T6">console</text:span><text:span text:style-name="T11">.</text:span><text:span text:style-name="T15">log</text:span><text:span text:style-name="T11">(</text:span><text:span text:style-name="T9">"previous"</text:span><text:span text:style-name="T11">);</text:span></text:p>
      <text:p text:style-name="P2"><text:span text:style-name="T10">    </text:span><text:span text:style-name="T6">changeImg</text:span><text:span text:style-name="T11">[</text:span><text:span text:style-name="T6">showImg</text:span><text:span text:style-name="T11">].</text:span><text:span text:style-name="T6">style</text:span><text:span text:style-name="T11">.</text:span><text:span text:style-name="T6">display</text:span><text:span text:style-name="T11"> = </text:span><text:span text:style-name="T9">"none"</text:span><text:span text:style-name="T11">;</text:span></text:p>
      <text:p text:style-name="P2"><text:span text:style-name="T10">    </text:span><text:span text:style-name="T6">showImg</text:span><text:span text:style-name="T11">--;</text:span></text:p>
      <text:p text:style-name="P2"><text:span text:style-name="T10">    </text:span><text:span text:style-name="T17">if</text:span><text:span text:style-name="T11"> (</text:span><text:span text:style-name="T6">showImg</text:span><text:span text:style-name="T11"> &lt; </text:span><text:span text:style-name="T13">0</text:span><text:span text:style-name="T11">) {</text:span></text:p>
      <text:p text:style-name="P2"><text:span text:style-name="T10">        </text:span><text:span text:style-name="T6">showImg</text:span><text:span text:style-name="T11"> = </text:span><text:span text:style-name="T6">changeImg</text:span><text:span text:style-name="T11">.</text:span><text:span text:style-name="T6">length</text:span><text:span text:style-name="T11"> - </text:span><text:span text:style-name="T13">1</text:span><text:span text:style-name="T11">;</text:span></text:p>
      <text:p text:style-name="P4">    <text:span text:style-name="T7">}</text:span></text:p>
      <text:p text:style-name="P2"><text:span text:style-name="T10">    </text:span><text:span text:style-name="T6">changeImg</text:span><text:span text:style-name="T11">[</text:span><text:span text:style-name="T6">showImg</text:span><text:span text:style-name="T11">].</text:span><text:span text:style-name="T6">style</text:span><text:span text:style-name="T11">.</text:span><text:span text:style-name="T6">display</text:span><text:span text:style-name="T11"> = </text:span><text:span text:style-name="T9">"block"</text:span><text:span text:style-name="T11">;</text:span></text:p>
      <text:p text:style-name="P3">}</text:p>
      <text:p text:style-name="P5"/>
      <text:p text:style-name="P1"><text:span text:style-name="T3">var</text:span><text:span text:style-name="T10"> </text:span><text:span text:style-name="T5">previousImgImg</text:span><text:span text:style-name="T10"> = </text:span><text:span text:style-name="T5">document</text:span><text:span text:style-name="T10">.</text:span><text:span text:style-name="T14">getElementById</text:span><text:span text:style-name="T10">(</text:span><text:span text:style-name="T8">"previous"</text:span><text:span text:style-name="T10">);</text:span></text:p>
      <text:p text:style-name="P1"><text:span text:style-name="T5">previousImgImg</text:span><text:span text:style-name="T10">.</text:span><text:span text:style-name="T14">addEventListener</text:span><text:span text:style-name="T10">(</text:span><text:span text:style-name="T8">"click"</text:span><text:span text:style-name="T10">, </text:span><text:span text:style-name="T14">previousImg</text:span><text:span text:style-name="T10">);</text:span></text:p>
      <text:p text:style-name="P5"/>
      <text:p text:style-name="P1"><text:span text:style-name="T3">var</text:span><text:span text:style-name="T10"> </text:span><text:span text:style-name="T14">nextImg</text:span><text:span text:style-name="T10"> = </text:span><text:span text:style-name="T3">function</text:span><text:span text:style-name="T10"> () {</text:span></text:p>
      <text:p text:style-name="P2"><text:span text:style-name="T10">    </text:span><text:span text:style-name="T6">console</text:span><text:span text:style-name="T11">.</text:span><text:span text:style-name="T15">log</text:span><text:span text:style-name="T11">(</text:span><text:span text:style-name="T9">"next"</text:span><text:span text:style-name="T11">);</text:span></text:p>
      <text:p text:style-name="P2"><text:span text:style-name="T10">    </text:span><text:span text:style-name="T6">changeImg</text:span><text:span text:style-name="T11">[</text:span><text:span text:style-name="T6">showImg</text:span><text:span text:style-name="T11">].</text:span><text:span text:style-name="T6">style</text:span><text:span text:style-name="T11">.</text:span><text:span text:style-name="T6">display</text:span><text:span text:style-name="T11"> = </text:span><text:span text:style-name="T9">"none"</text:span><text:span text:style-name="T11">;</text:span></text:p>
      <text:p text:style-name="P2"><text:span text:style-name="T10">    </text:span><text:span text:style-name="T6">showImg</text:span><text:span text:style-name="T11">++;</text:span></text:p>
      <text:p text:style-name="P2"><text:span text:style-name="T10">    </text:span><text:span text:style-name="T17">if</text:span><text:span text:style-name="T11"> (</text:span><text:span text:style-name="T6">showImg</text:span><text:span text:style-name="T11"> == </text:span><text:span text:style-name="T6">changeImg</text:span><text:span text:style-name="T11">.</text:span><text:span text:style-name="T6">length</text:span><text:span text:style-name="T11">) {</text:span></text:p>
      <text:p text:style-name="P2"><text:span text:style-name="T10">        </text:span><text:span text:style-name="T6">showImg</text:span><text:span text:style-name="T11"> = </text:span><text:span text:style-name="T13">0</text:span><text:span text:style-name="T11">;</text:span></text:p>
      <text:p text:style-name="P4">    <text:span text:style-name="T7">}</text:span></text:p>
      <text:p text:style-name="P2"><text:span text:style-name="T10">    </text:span><text:span text:style-name="T6">changeImg</text:span><text:span text:style-name="T11">[</text:span><text:span text:style-name="T6">showImg</text:span><text:span text:style-name="T11">].</text:span><text:span text:style-name="T6">style</text:span><text:span text:style-name="T11">.</text:span><text:span text:style-name="T6">display</text:span><text:span text:style-name="T11"> = </text:span><text:span text:style-name="T9">"block"</text:span><text:span text:style-name="T11">;</text:span></text:p>
      <text:p text:style-name="P3">}</text:p>
      <text:p text:style-name="P5"/>
      <text:p text:style-name="P1"><text:span text:style-name="T3">var</text:span><text:span text:style-name="T10"> </text:span><text:span text:style-name="T5">nextImgImg</text:span><text:span text:style-name="T10"> = </text:span><text:span text:style-name="T5">document</text:span><text:span text:style-name="T10">.</text:span><text:span text:style-name="T14">getElementById</text:span><text:span text:style-name="T10">(</text:span><text:span text:style-name="T8">"next"</text:span><text:span text:style-name="T10">);</text:span></text:p>
      <text:p text:style-name="P1"><text:span text:style-name="T5">nextImgImg</text:span><text:span text:style-name="T10">.</text:span><text:span text:style-name="T14">addEventListener</text:span><text:span text:style-name="T10">(</text:span><text:span text:style-name="T8">"click"</text:span><text:span text:style-name="T10">, </text:span><text:span text:style-name="T14">nextImg</text:span><text:span text:style-name="T10">);</text:span></text:p>
      <text:p text:style-name="P2"><text:span text:style-name="T10">    </text:span><text:span text:style-name="T2">&lt;/</text:span><text:span text:style-name="T4">script</text:span><text:span text:style-name="T2">&gt;</text:span></text:p>
      <text:p text:style-name="P2">   <text:span text:style-name="T2">&lt;/</text:span><text:span text:style-name="T4">body</text:span><text:span text:style-name="T2">&gt;</text:span></text:p>
      <text:p text:style-name="P5"/>
      <text:p text:style-name="P1"><text:span text:style-name="T1">&lt;/</text:span><text:span text:style-name="T3">html</text:span><text:span text:style-name="T1">&gt;</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18T22:38:23.089000000</meta:creation-date>
    <dc:date>2024-01-18T22:38:41.818000000</dc:date>
    <meta:editing-duration>PT19S</meta:editing-duration>
    <meta:editing-cycles>1</meta:editing-cycles>
    <meta:document-statistic meta:table-count="0" meta:image-count="0" meta:object-count="0" meta:page-count="5" meta:paragraph-count="175" meta:word-count="987" meta:character-count="9521" meta:non-whitespace-character-count="7303"/>
    <meta:generator>LibreOffice/6.4.7.2$Windows_X86_64 LibreOffice_project/639b8ac485750d5696d7590a72ef1b496725cfb5</meta:generator>
  </office:meta>
</office:document-meta>
</file>